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Header">
      <style:text-properties style:font-name="Calibri" fo:font-size="11pt" style:font-size-asian="11pt" style:font-size-complex="11pt"/>
    </style:style>
    <style:style style:name="P3" style:family="paragraph" style:parent-style-name="No_20_Spacing" style:list-style-name="L1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rovements to make to the TNU Visual Novel</text:p>
      <text:p text:style-name="Standard"/>
      <text:p text:style-name="Standard"/>
      <text:list xml:id="list5466110910666619877" text:style-name="L1">
        <text:list-item>
          <text:p text:style-name="P3">I have noticed that the Back button is a problem. How do I make a on click button command that sends you back to whichever previous scene/point in the game you were at?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1.203cm" fo:margin-bottom="2.0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04/01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1-04T17:41:10.52</meta:creation-date>
    <meta:document-statistic meta:table-count="0" meta:image-count="0" meta:object-count="0" meta:page-count="1" meta:paragraph-count="3" meta:word-count="43" meta:character-count="221"/>
    <dc:date>2018-01-04T17:44:32.01</dc:date>
    <dc:creator>Charlie Gracie</dc:creator>
    <meta:editing-duration>PT3M21S</meta:editing-duration>
    <meta:editing-cycles>1</meta:editing-cycles>
    <meta:generator>OpenOffice/4.1.3$Win32 OpenOffice.org_project/413m1$Build-9783</meta:generator>
  </office:meta>
</office:document-meta>
</file>